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4.403cm"/>
    </style:style>
    <style:style style:name="Tableau1.B" style:family="table-column">
      <style:table-column-properties style:column-width="12.598cm"/>
    </style:style>
    <style:style style:name="Tableau1.A1" style:family="table-cell">
      <style:table-cell-properties style:vertical-align="middle" fo:padding="0.079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column table:style-name="Tableau1.B"/>
        <table:table-row>
          <table:table-cell table:style-name="Tableau1.A1" office:value-type="string">
            <text:p text:style-name="Table_20_Heading">Modifier and Type</text:p>
          </table:table-cell>
          <table:table-cell table:style-name="Tableau1.A1" office:value-type="string">
            <text:p text:style-name="Table_20_Heading">Method and Description</text:p>
          </table:table-cell>
        </table:table-row>
        <table:table-row>
          <table:table-cell table:style-name="Tableau1.A1" office:value-type="string">
            <text:p text:style-name="Table_20_Contents"><text:span text:style-name="Source_20_Text">static java.lang.String</text:span></text:p>
          </table:table-cell>
          <table:table-cell table:style-name="Tableau1.A1" office:value-type="string">
            <text:p text:style-name="Table_20_Contents"><text:a xlink:type="simple" xlink:href="../../../../../Documents/NetBeansProjects/DASI/ProjetIfRoutard/dist/javadoc/metier/service/Service.html#afficheDevis%28metier.modele.Devis%29"><text:span text:style-name="Source_20_Text"><text:span text:style-name="Strong_20_Emphasis">afficheDevis</text:span></text:span></text:a><text:span text:style-name="Source_20_Text">(</text:span><text:a xlink:type="simple" xlink:href="../../../../../Documents/NetBeansProjects/DASI/ProjetIfRoutard/dist/javadoc/metier/modele/Devis.html"><text:span text:style-name="Source_20_Text">Devis</text:span></text:a><text:span text:style-name="Source_20_Text"> d)</text:span> </text:p>
          </table:table-cell>
        </table:table-row>
        <table:table-row>
          <table:table-cell table:style-name="Tableau1.A1" office:value-type="string">
            <text:p text:style-name="Table_20_Contents"><text:span text:style-name="Source_20_Text">static void</text:span></text:p>
          </table:table-cell>
          <table:table-cell table:style-name="Tableau1.A1" office:value-type="string">
            <text:p text:style-name="Table_20_Contents"><text:a xlink:type="simple" xlink:href="../../../../../Documents/NetBeansProjects/DASI/ProjetIfRoutard/dist/javadoc/metier/service/Service.html#creerCircuit%28java.lang.String,%20int,%20java.lang.String,%20java.lang.String,%20java.lang.String,%20int,%20java.lang.String%29"><text:span text:style-name="Source_20_Text"><text:span text:style-name="Strong_20_Emphasis">creerCircuit</text:span></text:span></text:a><text:span text:style-name="Source_20_Text">(java.lang.String moyenDeTransport, int kilometres, java.lang.String codePays, java.lang.String codeVoyage, java.lang.String intitule, int duree, java.lang.String description)</text:span> </text:p>
            <text:p text:style-name="Table_20_Contents">Cette méthode créée un Circuit à partir de ses caractéristiques.</text:p>
          </table:table-cell>
        </table:table-row>
        <table:table-row>
          <table:table-cell table:style-name="Tableau1.A1" office:value-type="string">
            <text:p text:style-name="Table_20_Contents"><text:span text:style-name="Source_20_Text">static void</text:span></text:p>
          </table:table-cell>
          <table:table-cell table:style-name="Tableau1.A1" office:value-type="string">
            <text:p text:style-name="Table_20_Contents"><text:a xlink:type="simple" xlink:href="../../../../../Documents/NetBeansProjects/DASI/ProjetIfRoutard/dist/javadoc/metier/service/Service.html#creerClient%28java.lang.String,%20java.lang.String,%20java.lang.String,%20java.lang.String,%20java.lang.String,%20java.lang.String,%20java.lang.String%29"><text:span text:style-name="Source_20_Text"><text:span text:style-name="Strong_20_Emphasis">creerClient</text:span></text:span></text:a><text:span text:style-name="Source_20_Text">(java.lang.String Civilite, java.lang.String Nom, java.lang.String prenom, java.lang.String Date, java.lang.String Adresse, java.lang.String telephone, java.lang.String mail)</text:span> </text:p>
            <text:p text:style-name="Table_20_Contents">Cette méthode créée un Client à partir de ses caractéritique.</text:p>
          </table:table-cell>
        </table:table-row>
        <table:table-row>
          <table:table-cell table:style-name="Tableau1.A1" office:value-type="string">
            <text:p text:style-name="Table_20_Contents"><text:span text:style-name="Source_20_Text">static void</text:span></text:p>
          </table:table-cell>
          <table:table-cell table:style-name="Tableau1.A1" office:value-type="string">
            <text:p text:style-name="Table_20_Contents"><text:a xlink:type="simple" xlink:href="../../../../../Documents/NetBeansProjects/DASI/ProjetIfRoutard/dist/javadoc/metier/service/Service.html#creerConseiller%28java.lang.String,%20java.lang.String,%20java.lang.String,%20java.lang.String,%20java.lang.String,%20java.lang.String,%20java.lang.String,%20java.lang.String[]%29"><text:span text:style-name="Source_20_Text"><text:span text:style-name="Strong_20_Emphasis">creerConseiller</text:span></text:span></text:a><text:span text:style-name="Source_20_Text">(java.lang.String Civilite, java.lang.String Nom, java.lang.String prenom, java.lang.String Date, java.lang.String Adresse, java.lang.String telephone, java.lang.String mail, java.lang.String[] CodePaysConseilles)</text:span> </text:p>
            <text:p text:style-name="Table_20_Contents">Cette méthode créée un Conseiller à partir de ses paramètres puis le conseiller est enregistré dans la base de données.Le paramètre CodePaysConseilles est un tableau de string contenant des codes de pays enregistrés dans la base de données.</text:p>
          </table:table-cell>
        </table:table-row>
        <table:table-row>
          <table:table-cell table:style-name="Tableau1.A1" office:value-type="string">
            <text:p text:style-name="Table_20_Contents"><text:span text:style-name="Source_20_Text">static void</text:span></text:p>
          </table:table-cell>
          <table:table-cell table:style-name="Tableau1.A1" office:value-type="string">
            <text:p text:style-name="Table_20_Contents"><text:a xlink:type="simple" xlink:href="../../../../../Documents/NetBeansProjects/DASI/ProjetIfRoutard/dist/javadoc/metier/service/Service.html#creerDevis%28java.lang.String,%20java.lang.String%29"><text:span text:style-name="Source_20_Text"><text:span text:style-name="Strong_20_Emphasis">creerDevis</text:span></text:span></text:a><text:span text:style-name="Source_20_Text">(java.lang.String CodeVoyage, java.lang.String addresseMailClient)</text:span> </text:p>
            <text:p text:style-name="Table_20_Contents">Cette méthode créée un Devis à partir du code du voyage et de l'adresse mail du client demandant le devis.</text:p>
          </table:table-cell>
        </table:table-row>
        <table:table-row>
          <table:table-cell table:style-name="Tableau1.A1" office:value-type="string">
            <text:p text:style-name="Table_20_Contents"><text:span text:style-name="Source_20_Text">static void</text:span></text:p>
          </table:table-cell>
          <table:table-cell table:style-name="Tableau1.A1" office:value-type="string">
            <text:p text:style-name="Table_20_Contents"><text:a xlink:type="simple" xlink:href="../../../../../Documents/NetBeansProjects/DASI/ProjetIfRoutard/dist/javadoc/metier/service/Service.html#creerDevis%28java.lang.String,%20java.lang.String,%20java.lang.String,%20java.lang.String%29"><text:span text:style-name="Source_20_Text"><text:span text:style-name="Strong_20_Emphasis">creerDevis</text:span></text:span></text:a><text:span text:style-name="Source_20_Text">(java.lang.String CodeVoyage, java.lang.String addresseMailClient, java.lang.String choixInfos, java.lang.String nbPersonnes)</text:span> </text:p>
            <text:p text:style-name="Table_20_Contents">Cette méthode créée un Devis à partir du code du voyage et de l'adresse mail du client, du Départ (infosPrincipale) et du nombre de personnes demandant le devis.</text:p>
          </table:table-cell>
        </table:table-row>
        <table:table-row>
          <table:table-cell table:style-name="Tableau1.A1" office:value-type="string">
            <text:p text:style-name="Table_20_Contents"><text:span text:style-name="Source_20_Text">static void</text:span></text:p>
          </table:table-cell>
          <table:table-cell table:style-name="Tableau1.A1" office:value-type="string">
            <text:p text:style-name="Table_20_Contents"><text:a xlink:type="simple" xlink:href="../../../../../Documents/NetBeansProjects/DASI/ProjetIfRoutard/dist/javadoc/metier/service/Service.html#creerInfoPrincipale%28java.lang.String,%20java.lang.String,%20int,%20java.lang.String,%20java.lang.String%29"><text:span text:style-name="Source_20_Text"><text:span text:style-name="Strong_20_Emphasis">creerInfoPrincipale</text:span></text:span></text:a><text:span text:style-name="Source_20_Text">(java.lang.String villeDepart, java.lang.String dateDepart, int Prix, java.lang.String transport, java.lang.String codeVoyage)</text:span> </text:p>
            <text:p text:style-name="Table_20_Contents">Cette méthode créée un Infoprincipale (ou Départ) à partir de ses caractéristiques.</text:p>
          </table:table-cell>
        </table:table-row>
        <table:table-row>
          <table:table-cell table:style-name="Tableau1.A1" office:value-type="string">
            <text:p text:style-name="Table_20_Contents"><text:span text:style-name="Source_20_Text">static void</text:span></text:p>
          </table:table-cell>
          <table:table-cell table:style-name="Tableau1.A1" office:value-type="string">
            <text:p text:style-name="Table_20_Contents"><text:a xlink:type="simple" xlink:href="../../../../../Documents/NetBeansProjects/DASI/ProjetIfRoutard/dist/javadoc/metier/service/Service.html#creerPays%28java.lang.String,%20java.lang.String,%20java.lang.String,%20java.lang.String,%20java.lang.String,%20float,%20float,%20java.lang.String%29"><text:span text:style-name="Source_20_Text"><text:span text:style-name="Strong_20_Emphasis">creerPays</text:span></text:span></text:a><text:span text:style-name="Source_20_Text">(java.lang.String nom, java.lang.String code, java.lang.String continent, </text:span><text:soft-page-break/><text:span text:style-name="Source_20_Text">java.lang.String capitale, java.lang.String langues, float superficie, float population, java.lang.String regimePolitique)</text:span> </text:p>
            <text:p text:style-name="Table_20_Contents">Cette méthode créée un Pays à partir des ses caractéristiques.</text:p>
          </table:table-cell>
        </table:table-row>
        <table:table-row>
          <table:table-cell table:style-name="Tableau1.A1" office:value-type="string">
            <text:p text:style-name="Table_20_Contents"><text:span text:style-name="Source_20_Text">static void</text:span></text:p>
          </table:table-cell>
          <table:table-cell table:style-name="Tableau1.A1" office:value-type="string">
            <text:p text:style-name="Table_20_Contents"><text:a xlink:type="simple" xlink:href="../../../../../Documents/NetBeansProjects/DASI/ProjetIfRoutard/dist/javadoc/metier/service/Service.html#creerSejour%28java.lang.String,%20java.lang.String,%20java.lang.String,%20java.lang.String,%20int,%20java.lang.String%29"><text:span text:style-name="Source_20_Text"><text:span text:style-name="Strong_20_Emphasis">creerSejour</text:span></text:span></text:a><text:span text:style-name="Source_20_Text">(java.lang.String residence, java.lang.String codePays, java.lang.String codeVoyage, java.lang.String intitule, int duree, java.lang.String description)</text:span> </text:p>
            <text:p text:style-name="Table_20_Contents">Cette méthode créée un Sejour à partir de ses caractéristiques.</text:p>
          </table:table-cell>
        </table:table-row>
        <table:table-row>
          <table:table-cell table:style-name="Tableau1.A1" office:value-type="string">
            <text:p text:style-name="Table_20_Contents"><text:span text:style-name="Source_20_Text">static java.lang.String</text:span></text:p>
          </table:table-cell>
          <table:table-cell table:style-name="Tableau1.A1" office:value-type="string">
            <text:p text:style-name="Table_20_Contents"><text:a xlink:type="simple" xlink:href="../../../../../Documents/NetBeansProjects/DASI/ProjetIfRoutard/dist/javadoc/metier/service/Service.html#envoyerMailPartenaires%28metier.modele.Client%29"><text:span text:style-name="Source_20_Text"><text:span text:style-name="Strong_20_Emphasis">envoyerMailPartenaires</text:span></text:span></text:a><text:span text:style-name="Source_20_Text">(</text:span><text:a xlink:type="simple" xlink:href="../../../../../Documents/NetBeansProjects/DASI/ProjetIfRoutard/dist/javadoc/metier/modele/Client.html"><text:span text:style-name="Source_20_Text">Client</text:span></text:a><text:span text:style-name="Source_20_Text"> client)</text:span> </text:p>
            <text:p text:style-name="Table_20_Contents">Cette méthode renvoie le mail envoyé à un partenaireCommerciale pour lui transmettre les informations du Client client sous forme de chaine de caractères.</text:p>
          </table:table-cell>
        </table:table-row>
        <table:table-row>
          <table:table-cell table:style-name="Tableau1.A1" office:value-type="string">
            <text:p text:style-name="Table_20_Contents"><text:span text:style-name="Source_20_Text">static void</text:span></text:p>
          </table:table-cell>
          <table:table-cell table:style-name="Tableau1.A1" office:value-type="string">
            <text:p text:style-name="Table_20_Contents"><text:a xlink:type="simple" xlink:href="../../../../../Documents/NetBeansProjects/DASI/ProjetIfRoutard/dist/javadoc/metier/service/Service.html#listerCircuits%28%29"><text:span text:style-name="Source_20_Text"><text:span text:style-name="Strong_20_Emphasis">listerCircuits</text:span></text:span></text:a><text:span text:style-name="Source_20_Text">()</text:span> </text:p>
            <text:p text:style-name="Table_20_Contents">Cette Méthode affiche la liste de tous les Circuits contenus dans la base de données avec leurs caractéristiques.</text:p>
          </table:table-cell>
        </table:table-row>
        <table:table-row>
          <table:table-cell table:style-name="Tableau1.A1" office:value-type="string">
            <text:p text:style-name="Table_20_Contents"><text:span text:style-name="Source_20_Text">static void</text:span></text:p>
          </table:table-cell>
          <table:table-cell table:style-name="Tableau1.A1" office:value-type="string">
            <text:p text:style-name="Table_20_Contents"><text:a xlink:type="simple" xlink:href="../../../../../Documents/NetBeansProjects/DASI/ProjetIfRoutard/dist/javadoc/metier/service/Service.html#listerClients%28%29"><text:span text:style-name="Source_20_Text"><text:span text:style-name="Strong_20_Emphasis">listerClients</text:span></text:span></text:a><text:span text:style-name="Source_20_Text">()</text:span> </text:p>
            <text:p text:style-name="Table_20_Contents">Cette Méthode affiche la liste de tous les Clients contenus dans la base de données avec leurs caractéristiques dont leurs Devis.</text:p>
          </table:table-cell>
        </table:table-row>
        <table:table-row>
          <table:table-cell table:style-name="Tableau1.A1" office:value-type="string">
            <text:p text:style-name="Table_20_Contents"><text:span text:style-name="Source_20_Text">static void</text:span></text:p>
          </table:table-cell>
          <table:table-cell table:style-name="Tableau1.A1" office:value-type="string">
            <text:p text:style-name="Table_20_Contents"><text:a xlink:type="simple" xlink:href="../../../../../Documents/NetBeansProjects/DASI/ProjetIfRoutard/dist/javadoc/metier/service/Service.html#listerSejours%28%29"><text:span text:style-name="Source_20_Text"><text:span text:style-name="Strong_20_Emphasis">listerSejours</text:span></text:span></text:a><text:span text:style-name="Source_20_Text">()</text:span> </text:p>
            <text:p text:style-name="Table_20_Contents">Cette Méthode affiche la liste de tous les Sejours contenus dans la base de données avec leurs caractéristiques.</text:p>
          </table:table-cell>
        </table:table-row>
        <table:table-row>
          <table:table-cell table:style-name="Tableau1.A1" office:value-type="string">
            <text:p text:style-name="Table_20_Contents"><text:span text:style-name="Source_20_Text">static void</text:span></text:p>
          </table:table-cell>
          <table:table-cell table:style-name="Tableau1.A1" office:value-type="string">
            <text:p text:style-name="Table_20_Contents"><text:a xlink:type="simple" xlink:href="../../../../../Documents/NetBeansProjects/DASI/ProjetIfRoutard/dist/javadoc/metier/service/Service.html#listerTousLesPays%28%29"><text:span text:style-name="Source_20_Text"><text:span text:style-name="Strong_20_Emphasis">listerTousLesPays</text:span></text:span></text:a><text:span text:style-name="Source_20_Text">()</text:span> </text:p>
            <text:p text:style-name="Table_20_Contents">Cette Méthode affiche la liste de tous les Pays contenus dans la base de données avec leurs caractéristiques.</text:p>
          </table:table-cell>
        </table:table-row>
        <table:table-row>
          <table:table-cell table:style-name="Tableau1.A1" office:value-type="string">
            <text:p text:style-name="Table_20_Contents"><text:span text:style-name="Source_20_Text">static void</text:span></text:p>
          </table:table-cell>
          <table:table-cell table:style-name="Tableau1.A1" office:value-type="string">
            <text:p text:style-name="Table_20_Contents"><text:a xlink:type="simple" xlink:href="../../../../../Documents/NetBeansProjects/DASI/ProjetIfRoutard/dist/javadoc/metier/service/Service.html#listerTousLesVoyages%28%29"><text:span text:style-name="Source_20_Text"><text:span text:style-name="Strong_20_Emphasis">listerTousLesVoyages</text:span></text:span></text:a><text:span text:style-name="Source_20_Text">()</text:span> </text:p>
            <text:p text:style-name="Table_20_Contents">Cette Méthode affiche la liste de tous les Voyages (Circuit et Sejour) contenus dasn la base de données avec leurs caractéristiques.</text:p>
          </table:table-cell>
        </table:table-row>
        <table:table-row>
          <table:table-cell table:style-name="Tableau1.A1" office:value-type="string">
            <text:p text:style-name="Table_20_Contents"><text:span text:style-name="Source_20_Text">static void</text:span></text:p>
          </table:table-cell>
          <table:table-cell table:style-name="Tableau1.A1" office:value-type="string">
            <text:p text:style-name="Table_20_Contents"><text:a xlink:type="simple" xlink:href="../../../../../Documents/NetBeansProjects/DASI/ProjetIfRoutard/dist/javadoc/metier/service/Service.html#listerVoyagesParPays%28java.lang.String%29"><text:span text:style-name="Source_20_Text"><text:span text:style-name="Strong_20_Emphasis">listerVoyagesParPays</text:span></text:span></text:a><text:span text:style-name="Source_20_Text">(java.lang.String nomPays)</text:span> </text:p>
            <text:p text:style-name="Table_20_Contents">Cette Méthode affiche la liste de tous les Voyages (Circuits et Sejours) se déroulant dans le Pays nomPays contenus dans la base de données avec leurs caractéristiques.</text:p>
          </table:table-cell>
        </table:table-row>
        <table:table-row>
          <table:table-cell table:style-name="Tableau1.A1" office:value-type="string">
            <text:p text:style-name="Table_20_Contents"><text:span text:style-name="Source_20_Text">static void</text:span></text:p>
          </table:table-cell>
          <table:table-cell table:style-name="Tableau1.A1" office:value-type="string">
            <text:p text:style-name="Table_20_Contents"><text:a xlink:type="simple" xlink:href="../../../../../Documents/NetBeansProjects/DASI/ProjetIfRoutard/dist/javadoc/metier/service/Service.html#listerVoyagesParPaysEtType%28java.lang.String,%20java.lang.String%29"><text:span text:style-name="Source_20_Text"><text:span text:style-name="Strong_20_Emphasis">listerVoyagesParPaysEtType</text:span></text:span></text:a><text:span text:style-name="Source_20_Text">(java.lang.String nomPays, java.lang.String type)</text:span> </text:p>
            <text:p text:style-name="Table_20_Contents">Cette Méthode affiche la liste de tous les Circuits ou tous les Sejours se déroulant dans le Pays nomPays contenus dans la base de données avec leurs caractéristiques.</text:p>
          </table:table-cell>
        </table:table-row>
        <table:table-row>
          <table:table-cell table:style-name="Tableau1.A1" office:value-type="string">
            <text:p text:style-name="Table_20_Contents"><text:span text:style-name="Source_20_Text">static void</text:span></text:p>
          </table:table-cell>
          <table:table-cell table:style-name="Tableau1.A1" office:value-type="string">
            <text:p text:style-name="Table_20_Contents"><text:a xlink:type="simple" xlink:href="../../../../../Documents/NetBeansProjects/DASI/ProjetIfRoutard/dist/javadoc/metier/service/Service.html#SaisirClient%28%29"><text:span text:style-name="Source_20_Text"><text:span text:style-name="Strong_20_Emphasis">SaisirClient</text:span></text:span></text:a><text:span text:style-name="Source_20_Text">()</text:span> </text:p>
            <text:p text:style-name="Table_20_Contents">Cette méthode permet de saisir un Client à l'aide du clavier.</text:p>
          </table:table-cell>
        </table:table-row>
        <table:table-row>
          <table:table-cell table:style-name="Tableau1.A1" office:value-type="string">
            <text:p text:style-name="Table_20_Contents"><text:span text:style-name="Source_20_Text">static void</text:span></text:p>
          </table:table-cell>
          <table:table-cell table:style-name="Tableau1.A1" office:value-type="string">
            <text:p text:style-name="Table_20_Contents"><text:a xlink:type="simple" xlink:href="../../../../../Documents/NetBeansProjects/DASI/ProjetIfRoutard/dist/javadoc/metier/service/Service.html#SaisirDevis%28%29"><text:span text:style-name="Source_20_Text"><text:span text:style-name="Strong_20_Emphasis">SaisirDevis</text:span></text:span></text:a><text:span text:style-name="Source_20_Text">()</text:span> </text:p>
            <text:p text:style-name="Table_20_Contents">Cette méthode permet de saisir un Devis à l'aide du clavier.</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Gary Cottancin et Kévin Pitolin</text:p>
        <text:p text:style-name="Header">JavaDoc Servic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0T00:29:14.93</meta:creation-date>
    <dc:date>2014-03-10T00:32:01.95</dc:date>
    <meta:editing-duration>PT2M50S</meta:editing-duration>
    <meta:editing-cycles>2</meta:editing-cycles>
    <meta:generator>LibreOffice/3.4$Win32 LibreOffice_project/340m1$Build-302</meta:generator>
    <meta:document-statistic meta:table-count="1" meta:image-count="0" meta:object-count="0" meta:page-count="2" meta:paragraph-count="60" meta:word-count="496" meta:character-count="3999" meta:non-whitespace-character-count="3544"/>
  </office:meta>
</office:document-meta>
</file>